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44.56pt"/>
    </style:style>
    <style:style style:name="co5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4.71pt" fo:break-before="auto" style:use-optimal-row-height="false"/>
    </style:style>
    <style:style style:name="ro4" style:family="table-row">
      <style:table-row-properties style:row-height="50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Recruited a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Text 1</text:p>
          </table:table-cell>
          <table:table-cell office:value-type="string" calcext:value-type="string">
            <text:p>Text 2</text:p>
          </table:table-cell>
          <table:table-cell office:value-type="string" calcext:value-type="string">
            <text:p>Text 3</text:p>
          </table:table-cell>
          <table:table-cell office:value-type="string" calcext:value-type="string">
            <text:p>Text 4</text:p>
          </table:table-cell>
          <table:table-cell office:value-type="string" calcext:value-type="string">
            <text:p>Text 1 Mana</text:p>
          </table:table-cell>
          <table:table-cell office:value-type="string" calcext:value-type="string">
            <text:p>Text 2 Mana</text:p>
          </table:table-cell>
          <table:table-cell office:value-type="string" calcext:value-type="string">
            <text:p>Text 3 Man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Peasan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or Block 2</text:p>
          </table:table-cell>
          <table:table-cell office:value-type="string" calcext:value-type="string">
            <text:p>Influence 2</text:p>
          </table:table-cell>
          <table:table-cell office:value-type="string" calcext:value-type="string">
            <text:p>Move 2</text:p>
          </table:table-cell>
          <table:table-cell table:number-columns-repeated="4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Herbalis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age, Monaste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al 2</text:p>
          </table:table-cell>
          <table:table-cell office:value-type="string" calcext:value-type="string">
            <text:p>Ready a level I or II Unit</text:p>
          </table:table-cell>
          <table:table-cell office:value-type="string" calcext:value-type="string">
            <text:p>Gain a green mana toke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Fores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ve 2. The move cost of forests, hills and swamps is reduced by 1 this turn, to a minimum of 0.</text:p>
          </table:table-cell>
          <table:table-cell office:value-type="string" calcext:value-type="string">
            <text:p>Block 3.</text:p>
          </table:table-cell>
          <table:table-cell table:number-columns-repeated="5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Utem Crossbowm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llage, Ke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or Block 3</text:p>
          </table:table-cell>
          <table:table-cell office:value-type="string" calcext:value-type="string">
            <text:p>Ranged Attack 2</text:p>
          </table:table-cell>
          <table:table-cell table:number-columns-repeated="5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Utem Guardsm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illage, Ke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2</text:p>
          </table:table-cell>
          <table:table-cell office:value-type="string" calcext:value-type="string">
            <text:p>Block 4. Any enemy blocked this way loses Swiftness.</text:p>
          </table:table-cell>
          <table:table-cell table:number-columns-repeated="5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Utem Guardsmen*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illage, Ke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2</text:p>
          </table:table-cell>
          <table:table-cell office:value-type="string" calcext:value-type="string">
            <text:p>Block 4. Counts twice against an attack with Swiftness.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new Version from Lost Legions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Utem Swordsm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Ke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or Block 3</text:p>
          </table:table-cell>
          <table:table-cell office:value-type="string" calcext:value-type="string">
            <text:p>Attack or Block 6. This Unit becomes Wounded</text:p>
          </table:table-cell>
          <table:table-cell table:number-columns-repeated="5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Guardian Golem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p, Mage Tower</text:p>
          </table:table-cell>
          <table:table-cell table:style-name="ce1" office:value-type="string" calcext:value-type="string">
            <text:p>Physical Resistance</text:p>
          </table:table-cell>
          <table:table-cell office:value-type="string" calcext:value-type="string">
            <text:p>Attack or Block 2</text:p>
          </table:table-cell>
          <table:table-cell office:value-type="string" calcext:value-type="string">
            <text:p>Fire Block 4.</text:p>
          </table:table-cell>
          <table:table-cell office:value-type="string" calcext:value-type="string">
            <text:p>Ice Block 4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16-17</text:p>
          </table:table-cell>
          <table:table-cell office:value-type="string" calcext:value-type="string">
            <text:p>Illusionis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astery, Mage Tow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fluence 4.</text:p>
          </table:table-cell>
          <table:table-cell office:value-type="string" calcext:value-type="string">
            <text:p>Target unfortified enemy does not attack this combat.</text:p>
          </table:table-cell>
          <table:table-cell office:value-type="string" calcext:value-type="string">
            <text:p>Gain a white crystal to your Inventory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d Cape Mon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aste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or Block 3.</text:p>
          </table:table-cell>
          <table:table-cell office:value-type="string" calcext:value-type="string">
            <text:p>Fire Attack or Fire Block 4.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thern Mon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aste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or Block 3</text:p>
          </table:table-cell>
          <table:table-cell office:value-type="string" calcext:value-type="string">
            <text:p>Ice Attack or Ice Block 4.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age Mon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astery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Attack or Block 3</text:p>
          </table:table-cell>
          <table:table-cell office:value-type="string" calcext:value-type="string">
            <text:p>Siege Attack 4.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21-22</text:p>
          </table:table-cell>
          <table:table-cell office:value-type="string" calcext:value-type="string">
            <text:p>Scou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age, Monastery, Keep, Mage Tower, Cit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ege Attack 1</text:p>
          </table:table-cell>
          <table:table-cell office:value-type="string" calcext:value-type="string">
            <text:p>Take a look at a face down token within 3 spaces on the map, or at the top token of any unused enemy token pile. If you defeat that token this turn, gain +1 Fame.</text:p>
          </table:table-cell>
          <table:table-cell office:value-type="string" calcext:value-type="string">
            <text:p>Move 2. You may reveal a new tile at a distance of 2 spaces instead of 1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23-24</text:p>
          </table:table-cell>
          <table:table-cell office:value-type="string" calcext:value-type="string">
            <text:p>Thu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**</text:p>
          </table:table-cell>
          <table:table-cell office:value-type="string" calcext:value-type="string">
            <text:p>Village, Ke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lock 3</text:p>
          </table:table-cell>
          <table:table-cell office:value-type="string" calcext:value-type="string">
            <text:p>Attack 3, Reputation -1</text:p>
          </table:table-cell>
          <table:table-cell office:value-type="string" calcext:value-type="string">
            <text:p>Influence 4, Reputation -1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*Your reputation penalty or bonus is inverted during the interaction in which you recruit the Thugs. (You still cannot recruit them if you are at the X space of the reputation track.) ** but you have to pay 2 influence to assign damage to the Thugs during combat.</text:p>
          </table:table-cell>
        </table:table-row>
        <table:table-row table:style-name="ro3">
          <table:table-cell office:value-type="string" calcext:value-type="string">
            <text:p>25-26</text:p>
          </table:table-cell>
          <table:table-cell office:value-type="string" calcext:value-type="string">
            <text:p>Shocktroop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nged Attack 1. All your other Units get +1 to all their Attacks this turn.</text:p>
          </table:table-cell>
          <table:table-cell office:value-type="string" calcext:value-type="string">
            <text:p>Reduce Armor and one attack of chosen enemy by 1.</text:p>
          </table:table-cell>
          <table:table-cell office:value-type="string" calcext:value-type="string">
            <text:p>Reduce one enemy attack by 3. Any damage from that attack must be assigned to this Unit first, even if that enemy had Assassination.</text:p>
          </table:table-cell>
          <table:table-cell table:number-columns-repeated="4" office:value-type="string" calcext:value-type="string">
            <text:p>N/A</text:p>
          </table:table-cell>
          <table:table-cell/>
        </table:table-row>
        <table:table-row table:style-name="ro4">
          <table:table-cell office:value-type="string" calcext:value-type="string">
            <text:p>27-28</text:p>
          </table:table-cell>
          <table:table-cell office:value-type="string" calcext:value-type="string">
            <text:p>Magic Familia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e Tower, Monastery, or Gla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tack 3 (+2 if the crystal on the card is red)</text:p>
          </table:table-cell>
          <table:table-cell office:value-type="string" calcext:value-type="string">
            <text:p>Block 4 (+3 if the crystal on the card is blue)</text:p>
          </table:table-cell>
          <table:table-cell office:value-type="string" calcext:value-type="string">
            <text:p>Move 3 or Influence 3 (+2 if the crystal on the card is white)</text:p>
          </table:table-cell>
          <table:table-cell office:value-type="string" calcext:value-type="string">
            <text:p>Heal 2 (+1 if the crystal on the card is green)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gic Familiars cannot be used in any way outside of interaction or being recruited in a glade. (They cannot be recruited by Banner of Command or Call to Glory, targeted by Call to Arms, chosen as a reward for conquering certain Ruins, etc.)</text:p>
            <text:p/>
            <text:p>When you recruit Magic Familiars, you must also pay a mana of a basic color. Take a crystal of that color from the supply and place it on the Magic Familiars. At the start of every round, remove that crystal and replace it with a crystal of the same or a different color from your inventory. If you cannot or choose not to replace the crystal, the Magic Familiars are removed from the game.</text:p>
            <text:p/>
            <text:p>If you recruit Magic Familiars in a Glade, it counts as your action for the turn but is not considered an interaction. Your reputation penalty or bonus doesn't apply, and effects marked "if used during interaction" are not trigger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3:21:15.0123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1:44:24.942738000</meta:creation-date>
    <dc:date>2015-10-08T13:33:30.997318000</dc:date>
    <meta:editing-duration>PT33M48S</meta:editing-duration>
    <meta:editing-cycles>11</meta:editing-cycles>
    <meta:generator>LibreOffice/5.0.2.2$MacOSX_X86_64 LibreOffice_project/37b43f919e4de5eeaca9b9755ed688758a8251fe</meta:generator>
    <meta:document-statistic meta:table-count="1" meta:cell-count="259" meta:object-count="0"/>
  </office:meta>
</office:document-meta>
</file>